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draw:fill-color="#ff3333" draw:textarea-vertical-align="middle"/>
    </style:style>
    <style:style style:name="gr4" style:family="graphic" style:parent-style-name="standard">
      <style:graphic-properties svg:stroke-width="0.02cm" svg:stroke-color="#2300dc" draw:marker-start-width="0.24cm" draw:marker-end-width="0.24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1cm" draw:marker-start-width="0.22cm" draw:marker-end-width="0.22cm" draw:fill="none" draw:textarea-vertical-align="middle" draw:auto-grow-height="false" fo:min-height="0.749cm" fo:min-width="0.499cm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line draw:style-name="gr1" draw:text-style-name="P1" draw:layer="layout" svg:x1="2.476cm" svg:y1="9.429cm" svg:x2="24.721cm" svg:y2="9.429cm">
          <text:p/>
        </draw:line>
        <draw:line draw:style-name="gr1" draw:text-style-name="P1" draw:layer="layout" svg:x1="2.476cm" svg:y1="8.712cm" svg:x2="2.476cm" svg:y2="10.147cm">
          <text:p/>
        </draw:line>
        <draw:line draw:style-name="gr1" draw:text-style-name="P1" draw:layer="layout" svg:x1="24.721cm" svg:y1="8.712cm" svg:x2="24.721cm" svg:y2="10.147cm">
          <text:p/>
        </draw:line>
        <draw:frame draw:style-name="gr2" draw:text-style-name="P2" draw:layer="layout" svg:width="3.588cm" svg:height="1.187cm" svg:x="1.4cm" svg:y="10.036cm">
          <draw:text-box>
            <text:p text:style-name="P2"><text:span text:style-name="T1">0:00</text:span></text:p>
          </draw:text-box>
        </draw:frame>
        <draw:frame draw:style-name="gr2" draw:text-style-name="P2" draw:layer="layout" svg:width="3.588cm" svg:height="1.187cm" svg:x="23.566cm" svg:y="10.013cm">
          <draw:text-box>
            <text:p text:style-name="P2"><text:span text:style-name="T1">24:00</text:span></text:p>
          </draw:text-box>
        </draw:frame>
        <draw:rect draw:style-name="gr3" draw:text-style-name="P1" draw:layer="layout" svg:width="3.588cm" svg:height="1.077cm" svg:x="9.652cm" svg:y="7.635cm">
          <text:p/>
        </draw:rect>
        <draw:rect draw:style-name="gr4" draw:text-style-name="P1" draw:layer="layout" svg:width="8.611cm" svg:height="5.023cm" svg:x="12.164cm" svg:y="6.2cm">
          <text:p/>
        </draw:rect>
        <draw:custom-shape draw:style-name="gr5" draw:text-style-name="P1" draw:layer="layout" svg:width="1.076cm" svg:height="9.688cm" draw:transform="rotate (-1.57079632679579) translate (12.164cm 9.4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3.946cm" svg:height="1.301cm" svg:x="5.554cm" svg:y="10.299cm">
          <draw:text-box>
            <text:p text:style-name="P2"><text:span text:style-name="T1">-scrollX</text:span></text:p>
          </draw:text-box>
        </draw:frame>
        <draw:custom-shape draw:style-name="gr7" draw:text-style-name="P1" draw:layer="layout" svg:width="1.076cm" svg:height="8.611cm" draw:transform="rotate (-1.57079632679579) translate (20.775cm 11.2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5.382cm" svg:height="1.301cm" svg:x="14.754cm" svg:y="12.299cm">
          <draw:text-box>
            <text:p text:style-name="P2"><text:span text:style-name="T1">getWidth()</text:span></text:p>
          </draw:text-box>
        </draw:frame>
        <draw:line draw:style-name="gr1" draw:text-style-name="P1" draw:layer="layout" svg:x1="9.652cm" svg:y1="7.635cm" svg:x2="9.293cm" svg:y2="7.276cm">
          <text:p/>
        </draw:line>
        <draw:line draw:style-name="gr1" draw:text-style-name="P1" draw:layer="layout" svg:x1="13.24cm" svg:y1="7.635cm" svg:x2="13.599cm" svg:y2="7.276cm">
          <text:p/>
        </draw:line>
        <draw:frame draw:style-name="gr6" draw:text-style-name="P2" draw:layer="layout" svg:width="2.871cm" svg:height="1.301cm" svg:x="8.354cm" svg:y="6.4cm">
          <draw:text-box>
            <text:p text:style-name="P2"><text:span text:style-name="T1">start</text:span></text:p>
          </draw:text-box>
        </draw:frame>
        <draw:frame draw:style-name="gr6" draw:text-style-name="P2" draw:layer="layout" svg:width="2.871cm" svg:height="1.301cm" svg:x="12.883cm" svg:y="6.4cm">
          <draw:text-box>
            <text:p text:style-name="P2"><text:span text:style-name="T1">end</text:span></text:p>
          </draw:text-box>
        </draw:frame>
        <draw:custom-shape draw:style-name="gr7" draw:text-style-name="P1" draw:layer="layout" svg:width="1.794cm" svg:height="22.245cm" draw:transform="rotate (1.5707963267946) translate (2.476cm 9.429cm)">
          <text:p/>
          <draw:enhanced-geometry svg:viewBox="0 0 21600 21600" draw:glue-points="0 0 0 21600 21600 10800" draw:text-areas="0 ?f9 7800 ?f10" draw:type="right-brace" draw:modifiers="1800 15296.443835174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2" draw:layer="layout" svg:width="6.459cm" svg:height="1.3cm" svg:x="16.695cm" svg:y="6.6cm">
          <draw:text-box>
            <text:p text:style-name="P2"><text:span text:style-name="T1">lineLengh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0T15:44:54.75</meta:creation-date>
    <meta:editing-duration>PT14M33S</meta:editing-duration>
    <meta:editing-cycles>2</meta:editing-cycles>
    <dc:date>2013-08-30T16:14:59.20</dc:date>
    <meta:document-statistic meta:object-count="40"/>
    <meta:generator>OpenOffice.org/3.4$Win32 OpenOffice.org_project/340m1$Build-9590</meta:generator>
  </office:meta>
</office:document-meta>
</file>